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4CF119DCBED524B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8.9272in" svg:y="0.7272in" draw:caption-point-x="2.0654in" draw:caption-point-y="-0.7232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4CF119DCBED524BE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2:15:55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15T22:20:31.871000000</dc:date>
    <meta:editing-duration>P19DT19H18M34S</meta:editing-duration>
    <meta:editing-cycles>194</meta:editing-cycles>
    <meta:generator>LibreOffice/7.0.0.3$Windows_X86_64 LibreOffice_project/8061b3e9204bef6b321a21033174034a5e2ea88e</meta:generator>
    <meta:document-statistic meta:table-count="7" meta:cell-count="478" meta:object-count="6"/>
  </office:meta>
</office:document-meta>
</file>